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3.3366in" fo:break-before="auto" style:use-optimal-row-height="true"/>
    </style:style>
    <style:style style:name="ro12" style:family="table-row">
      <style:table-row-properties style:row-height="3.5028in" fo:break-before="auto" style:use-optimal-row-height="true"/>
    </style:style>
    <style:style style:name="ro13" style:family="table-row">
      <style:table-row-properties style:row-height="1.1811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2.0102in" fo:break-before="auto" style:use-optimal-row-height="true"/>
    </style:style>
    <style:style style:name="ro18" style:family="table-row">
      <style:table-row-properties style:row-height="2.8398in" fo:break-before="auto" style:use-optimal-row-height="true"/>
    </style:style>
    <style:style style:name="ro19" style:family="table-row">
      <style:table-row-properties style:row-height="2.6736in" fo:break-before="auto" style:use-optimal-row-height="true"/>
    </style:style>
    <style:style style:name="ro20" style:family="table-row">
      <style:table-row-properties style:row-height="3.1717in" fo:break-before="auto" style:use-optimal-row-height="true"/>
    </style:style>
    <style:style style:name="ro21" style:family="table-row">
      <style:table-row-properties style:row-height="4.0008in" fo:break-before="auto" style:use-optimal-row-height="true"/>
    </style:style>
    <style:style style:name="ro22" style:family="table-row">
      <style:table-row-properties style:row-height="3.3783in" fo:break-before="auto" style:use-optimal-row-height="true"/>
    </style:style>
    <style:style style:name="ro23" style:family="table-row">
      <style:table-row-properties style:row-height="2.176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3.0055in" fo:break-before="auto" style:use-optimal-row-height="true"/>
    </style:style>
    <style:style style:name="ro27" style:family="table-row">
      <style:table-row-properties style:row-height="0.5181in" fo:break-before="auto" style:use-optimal-row-height="false"/>
    </style:style>
    <style:style style:name="ro2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6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6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6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6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8" style:family="text">
      <style:text-properties style:font-name="Arial" fo:font-weight="bold" style:font-name-asian="Lucida Sans Unicode" style:font-name-complex="Tahoma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7" style:family="text">
      <style:text-properties style:font-name="Arial" fo:font-weight="normal" style:font-name-asian="DejaVu Sans" style:font-name-complex="Tahoma2"/>
    </style:style>
    <style:style style:name="T18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9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fo:font-weight="bold" style:font-name-asian="DejaVu Sans" style:font-weight-asian="bold" style:font-weight-complex="bold"/>
    </style:style>
    <style:style style:name="T23" style:family="text">
      <style:text-properties fo:font-weight="normal" style:font-name-asian="DejaVu Sans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fo:font-size="12pt"/>
    </style:style>
    <style:style style:name="T26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5"/>
        <table:table-column table:style-name="co6" table:default-cell-style-name="ce3"/>
        <table:table-column table:style-name="co5" table:default-cell-style-name="ce36"/>
        <table:table-column table:style-name="co7" table:default-cell-style-name="ce38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5" table:default-cell-style-name="ce31"/>
        <table:table-column table:style-name="co5" table:number-columns-repeated="6" table:default-cell-style-name="ce37"/>
        <table:table-column table:style-name="co5" table:number-columns-repeated="241" table:default-cell-style-name="Default"/>
        <table:table-row table:style-name="ro8">
          <table:table-cell table:style-name="ce23"/>
          <table:table-cell table:style-name="ce26" office:value-type="string">
            <text:p>SNIFF TEST</text:p>
          </table:table-cell>
          <table:table-cell table:style-name="ce32"/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45"/>
          <table:table-cell table:style-name="ce46" office:value-type="string">
            <text:p>Passed</text:p>
          </table:table-cell>
          <table:table-cell table:style-name="ce46" table:formula="oooc:=COUNTIF([.L$7:.L$942];[.$K1])" office:value-type="float" office:value="0">
            <text:p>0</text:p>
          </table:table-cell>
          <table:table-cell table:style-name="ce46" table:formula="oooc:=COUNTIF([.M$7:.M$942];[.$K1])" office:value-type="float" office:value="0">
            <text:p>0</text:p>
          </table:table-cell>
          <table:table-cell table:style-name="ce46" table:formula="oooc:=COUNTIF([.N$7:.N$942];[.$K1])" office:value-type="float" office:value="0">
            <text:p>0</text:p>
          </table:table-cell>
          <table:table-cell table:style-name="ce46" table:formula="oooc:=COUNTIF([.O$7:.O$942];[.$K1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23"/>
          <table:table-cell table:style-name="ce27"/>
          <table:table-cell table:style-name="ce33"/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46"/>
          <table:table-cell table:style-name="ce46" office:value-type="string">
            <text:p>Failed</text:p>
          </table:table-cell>
          <table:table-cell table:style-name="ce46" table:formula="oooc:=COUNTIF([.L$7:.L$942];[.$K2])" office:value-type="float" office:value="0">
            <text:p>0</text:p>
          </table:table-cell>
          <table:table-cell table:style-name="ce46" table:formula="oooc:=COUNTIF([.M$7:.M$942];[.$K2])" office:value-type="float" office:value="0">
            <text:p>0</text:p>
          </table:table-cell>
          <table:table-cell table:style-name="ce46" table:formula="oooc:=COUNTIF([.N$7:.N$942];[.$K2])" office:value-type="float" office:value="0">
            <text:p>0</text:p>
          </table:table-cell>
          <table:table-cell table:style-name="ce46" table:formula="oooc:=COUNTIF([.O$7:.O$942];[.$K2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23"/>
          <table:table-cell table:style-name="ce28" office:value-type="string">
            <text:p>Function List<text:span text:style-name="T1">:</text:span></text:p>
          </table:table-cell>
          <table:table-cell table:style-name="ce34" office:value-type="string" table:number-columns-spanned="3" table:number-rows-spanned="1">
            <text:p>SniffTest of ECMS </text:p>
          </table:table-cell>
          <table:covered-table-cell table:number-columns-repeated="2" table:style-name="ce31"/>
          <table:table-cell table:style-name="ce31" table:number-columns-repeated="2"/>
          <table:table-cell table:style-name="ce44"/>
          <table:table-cell/>
          <table:table-cell table:style-name="ce46"/>
          <table:table-cell table:style-name="ce46" office:value-type="string">
            <text:p>Blocked</text:p>
          </table:table-cell>
          <table:table-cell table:style-name="ce46" table:formula="oooc:=COUNTIF([.L$7:.L$942];[.$K3])" office:value-type="float" office:value="0">
            <text:p>0</text:p>
          </table:table-cell>
          <table:table-cell table:style-name="ce46" table:formula="oooc:=COUNTIF([.M$7:.M$942];[.$K3])" office:value-type="float" office:value="0">
            <text:p>0</text:p>
          </table:table-cell>
          <table:table-cell table:style-name="ce46" table:formula="oooc:=COUNTIF([.N$7:.N$942];[.$K3])" office:value-type="float" office:value="0">
            <text:p>0</text:p>
          </table:table-cell>
          <table:table-cell table:style-name="ce46" table:formula="oooc:=COUNTIF([.O$7:.O$942];[.$K3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23"/>
          <table:table-cell table:style-name="ce28" office:value-type="string">
            <text:p>Total main cases:</text:p>
          </table:table-cell>
          <table:table-cell table:style-name="ce34" table:formula="oooc:=MAX([.A7:.A932])" office:value-type="float" office:value="24" table:number-columns-spanned="3" table:number-rows-spanned="1">
            <text:p>24</text:p>
          </table:table-cell>
          <table:covered-table-cell table:number-columns-repeated="2" table:style-name="ce31"/>
          <table:table-cell table:style-name="ce31" table:number-columns-repeated="2"/>
          <table:table-cell table:style-name="ce44"/>
          <table:table-cell/>
          <table:table-cell table:style-name="ce46"/>
          <table:table-cell table:style-name="ce47" office:value-type="string">
            <text:p>Untested</text:p>
          </table:table-cell>
          <table:table-cell table:style-name="ce46" table:formula="oooc:=COUNTIF([.L$7:.L$942];[.$K4])" office:value-type="float" office:value="0">
            <text:p>0</text:p>
          </table:table-cell>
          <table:table-cell table:style-name="ce46" table:formula="oooc:=COUNTIF([.M$7:.M$942];[.$K4])" office:value-type="float" office:value="0">
            <text:p>0</text:p>
          </table:table-cell>
          <table:table-cell table:style-name="ce46" table:formula="oooc:=COUNTIF([.N$7:.N$942];[.$K4])" office:value-type="float" office:value="0">
            <text:p>0</text:p>
          </table:table-cell>
          <table:table-cell table:style-name="ce46" table:formula="oooc:=COUNTIF([.O$7:.O$942];[.$K4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23"/>
          <table:table-cell table:style-name="ce29"/>
          <table:table-cell table:style-name="ce35"/>
          <table:table-cell table:style-name="ce37" table:number-columns-repeated="6"/>
          <table:table-cell table:style-name="ce47"/>
          <table:table-cell table:style-name="Default" office:value-type="string">
            <text:p>N/A</text:p>
          </table:table-cell>
          <table:table-cell table:style-name="ce46" table:formula="oooc:=COUNTIF([.L$7:.L$942];[.$K5])" office:value-type="float" office:value="0">
            <text:p>0</text:p>
          </table:table-cell>
          <table:table-cell table:style-name="ce46" table:formula="oooc:=COUNTIF([.M$7:.M$942];[.$K5])" office:value-type="float" office:value="0">
            <text:p>0</text:p>
          </table:table-cell>
          <table:table-cell table:style-name="ce46" table:formula="oooc:=COUNTIF([.N$7:.N$942];[.$K5])" office:value-type="float" office:value="0">
            <text:p>0</text:p>
          </table:table-cell>
          <table:table-cell table:style-name="ce46" table:formula="oooc:=COUNTIF([.O$7:.O$942];[.$K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24" office:value-type="string">
            <text:p>Case No</text:p>
          </table:table-cell>
          <table:table-cell table:style-name="ce30" office:value-type="string">
            <text:p>Related function</text:p>
          </table:table-cell>
          <table:table-cell table:style-name="ce30" office:value-type="string">
            <text:p>Case ID</text:p>
          </table:table-cell>
          <table:table-cell table:style-name="ce30" office:value-type="string">
            <text:p>Path</text:p>
          </table:table-cell>
          <table:table-cell table:style-name="ce30" office:value-type="string">
            <text:p>Case Nam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Steps</text:p>
          </table:table-cell>
          <table:table-cell table:style-name="ce30" office:value-type="string">
            <text:p>Expected Output</text:p>
          </table:table-cell>
          <table:table-cell table:style-name="ce30" office:value-type="string">
            <text:p>Priority</text:p>
          </table:table-cell>
          <table:table-cell table:style-name="ce30" office:value-type="string">
            <text:p>Affect</text:p>
          </table:table-cell>
          <table:table-cell table:style-name="ce30"/>
          <table:table-cell table:style-name="ce30" office:value-type="string">
            <text:p>FF</text:p>
          </table:table-cell>
          <table:table-cell table:style-name="ce30" office:value-type="string">
            <text:p>IE</text:p>
          </table:table-cell>
          <table:table-cell table:style-name="ce30" table:number-columns-repeated="2"/>
          <table:table-cell table:style-name="ce30" office:value-type="string">
            <text:p>Comment</text:p>
          </table:table-cell>
          <table:table-cell table:style-name="ce49" table:number-columns-repeated="240"/>
        </table:table-row>
        <table:table-row table:style-name="ro9">
          <table:table-cell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office:value-type="string">
            <text:p>ECMS\WCM\Single_Content_Viewer</text:p>
          </table:table-cell>
          <table:table-cell office:value-type="string">
            <text:p>Add new content in Single content viewer in new page with option “Create new content''</text:p>
          </table:table-cell>
          <table:table-cell office:value-type="string">
            <text:p>Step 1: Add new content in Single content viewer in new page with option “Create new content''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Choose <text:span text:style-name="T2">Create new content</text:span> option</text:p>
            <text:p>- Input Title then click [<text:span text:style-name="T2">Save</text:span>] button</text:p>
            <text:p>- Input valid content in Main Content, Illustration and <text:span text:style-name="T4">Advanced</text:span> tabs</text:p>
            <text:p>- Click [<text:span text:style-name="T2">Save Draft</text:span>] or [<text:span text:style-name="T2">Fast Publish</text:span>] button</text:p>
          </table:table-cell>
          <table:table-cell office:value-type="string">
            <text:p>Adding new content successfully &amp; it is displayed in Single Content Viewer page</text:p>
            <text:p>This content has Draft status if clicking [<text:span text:style-name="T2">Save Draft</text:span>] or just after saving Title and closing.</text:p>
            <text:p>Its status is Published if clicking [<text:span text:style-name="T2">Fast </text:span><text:span text:style-name="T2">Publish</text:span>]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0">
          <table:table-cell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office:value-type="string">
            <text:p>ECMS\WCM\Single_Content_Viewer</text:p>
          </table:table-cell>
          <table:table-cell office:value-type="string">
            <text:p>Add new content by Single Content Viewer in new page with option “Select a content” </text:p>
          </table:table-cell>
          <table:table-cell office:value-type="string">
            <text:p>Step 1: Add new content by Single Content Viewer in new page with option “Select a content” </text:p>
          </table:table-cell>
          <table:table-cell office:value-type="string">
            <text:p>- Login acme by Admin/Web contributor</text:p>
            <text:p>- Choose <text:span text:style-name="T2">Site Editor/Create new </text:span><text:span text:style-name="T2">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Choose <text:span text:style-name="T2">Select a content</text:span> option </text:p>
            <text:p>- Select path where stores these web contents/documents</text:p>
            <text:p>- Click icon in Action column in the right to select one of them</text:p>
          </table:table-cell>
          <table:table-cell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1">
          <table:table-cell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5">Site </text:span><text:span text:style-name="T5">Explorer/Sites Management/acme/</text:span><text:span text:style-name="T5">web contents</text:span></text:p>
            <text:p>- Select <text:span text:style-name="T5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2">
          <table:table-cell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Management/acme/</text:span><text:span text:style-name="T2">web contents</text:span></text:p>
            <text:p><text:span text:style-name="T6">- Select </text:span><text:span text:style-name="T7">Site editor/Add new page</text:span><text:span text:style-name="T6"> </text:span><text:span text:style-name="T6">to create new page. </text:span></text:p>
            <text:p><text:span text:style-name="T6">- Select page node before inputing </text:span><text:span text:style-name="T6">Node Name and Display Name then </text:span><text:span text:style-name="T6">click [</text:span><text:span text:style-name="T8">Next</text:span><text:span text:style-name="T6">] button</text:span></text:p>
            <text:p><text:span text:style-name="T6">- Select a page layout template</text:span></text:p>
            <text:p><text:span text:style-name="T6">- Click [</text:span><text:span text:style-name="T8">Next</text:span><text:span text:style-name="T6">] button</text:span></text:p>
            <text:p><text:span text:style-name="T6">- Choose a Content list viewer portlet </text:span><text:span text:style-name="T6">by drag and drop from page editor</text:span></text:p>
            <text:p><text:span text:style-name="T6">- Click edit portlet icon of this Content </text:span><text:span text:style-name="T6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5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3">
          <table:table-cell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number-columns-repeated="247"/>
        </table:table-row>
        <table:table-row table:style-name="ro14">
          <table:table-cell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5">Preference</text:span> icon of any CLV </text:p>
            <text:p>- Change properties in CLV configuration form</text:p>
            <text:p>- Click [<text:span text:style-name="T2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number-columns-repeated="247"/>
        </table:table-row>
        <table:table-row table:style-name="ro15">
          <table:table-cell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6">
          <table:table-cell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office:value-type="string">
            <text:p>ECMS\WCM\UnPublication</text:p>
          </table:table-cell>
          <table:table-cell table:style-name="ce41" office:value-type="string">
            <text:p>Show draft content from page</text:p>
          </table:table-cell>
          <table:table-cell table:style-name="ce41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7">
          <table:table-cell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office:value-type="string">
            <text:p>ECMS\WCM\Publication</text:p>
          </table:table-cell>
          <table:table-cell table:style-name="ce41" office:value-type="string">
            <text:p>Show public content from page</text:p>
          </table:table-cell>
          <table:table-cell table:style-name="ce41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5">Staged</text:span><text:span text:style-name="T2"> </text:span><text:span text:style-name="T3">status.</text:span></text:p>
            <text:p><text:span text:style-name="T6">- Add this document/web content into </text:span><text:span text:style-name="T6">SCV or CLV page</text:span></text:p>
            <text:p><text:span text:style-name="T6">- Go to page contains document/web </text:span><text:span text:style-name="T6">content above</text:span></text:p>
            <text:p><text:span text:style-name="T6">- Change to Public mode</text:span></text:p>
            <text:p/>
          </table:table-cell>
          <table:table-cell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8">
          <table:table-cell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</text:span><text:span text:style-name="T2">/Page managements</text:span></text:p>
            <text:p><text:span text:style-name="T9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10">Edit Page:</text:span></text:p>
            <text:p>- Click <text:span text:style-name="T5">Edit </text:span>icon corresponding of added page above</text:p>
            <text:p>- Make changes &amp; save</text:p>
            <text:p><text:span text:style-name="T10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number-columns-repeated="247"/>
        </table:table-row>
        <table:table-row table:style-name="ro19">
          <table:table-cell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10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10">Edit Portal:</text:span></text:p>
            <text:p>- then click on <text:span text:style-name="T5">Edit Portal's </text:span><text:span text:style-name="T5">properties</text:span> icon corresponding of added portal above</text:p>
            <text:p>- Make changes and save</text:p>
            <text:p><text:span text:style-name="T10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number-columns-repeated="247"/>
        </table:table-row>
        <table:table-row table:style-name="ro19">
          <table:table-cell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9">Add categor</text:span><text:span text:style-name="T11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10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10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20">
          <table:table-cell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9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10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10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21">
          <table:table-cell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text:span text:style-name="T2">Manager</text:span></text:p>
            <text:p><text:span text:style-name="T9">Create letter</text:span></text:p>
            <text:p>- Click [<text:span text:style-name="T5">New letter</text:span>] action </text:p>
            <text:p>- Select date </text:p>
            <text:p>- Select a category and a subscription if need.</text:p>
            <text:p>- Click [<text:span text:style-name="T5">Update sending </text:span><text:span text:style-name="T5">parameters</text:span>] button to set the time</text:p>
            <text:p>- Input content for this letter</text:p>
            <text:p>- Click on <text:span text:style-name="T5">[Save]</text:span> button</text:p>
            <text:p><text:span text:style-name="T10">Edit letter</text:span></text:p>
            <text:p><text:span text:style-name="T12">- Select a letter</text:span></text:p>
            <text:p><text:span text:style-name="T13">- Click [</text:span><text:span text:style-name="T14">Administration</text:span><text:span text:style-name="T13">] button then </text:span><text:span text:style-name="T13">select [</text:span><text:span text:style-name="T14">Edit</text:span><text:span text:style-name="T13">] action</text:span></text:p>
            <text:p><text:span text:style-name="T6">- Make changes and save</text:span></text:p>
            <text:p><text:span text:style-name="T15">Delete letter</text:span></text:p>
            <text:p><text:span text:style-name="T6">- Select a letter by ticking on check </text:span><text:span text:style-name="T6">box</text:span></text:p>
            <text:p><text:span text:style-name="T6">- Click [</text:span><text:span text:style-name="T8">Administration</text:span><text:span text:style-name="T6">] button then </text:span><text:span text:style-name="T6">select [</text:span><text:span text:style-name="T8">Delete</text:span><text:span text:style-name="T6">] action</text:span></text:p>
            <text:p><text:span text:style-name="T6">- Click [</text:span><text:span text:style-name="T8">OK</text:span><text:span text:style-name="T6">] button in the confirmation </text:span><text:span text:style-name="T6">dialog</text:span></text:p>
            <text:p><text:span text:style-name="T9">Convert letter</text:span></text:p>
            <text:p><text:span text:style-name="T12">- Select a letter</text:span></text:p>
            <text:p><text:span text:style-name="T12">- </text:span><text:span text:style-name="T13">Click [</text:span><text:span text:style-name="T14">Administration</text:span><text:span text:style-name="T13">] button then </text:span><text:span text:style-name="T13">select [</text:span><text:span text:style-name="T14">Convert as template</text:span><text:span text:style-name="T13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22">
          <table:table-cell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5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office:value-type="string">
            <text:p><text:span text:style-name="T24">- After subscribing news letter. The </text:span><text:span text:style-name="T24">confirmation letter <text:s/>is sent to the </text:span><text:span text:style-name="T24">inputed email address of user. If he </text:span><text:span text:style-name="T24">does not confirm this letter --&gt;he </text:span><text:span text:style-name="T24">cannot received any letters which </text:span><text:span text:style-name="T24">have the subscription subscribed </text:span><text:span text:style-name="T24">before. </text:span></text:p>
            <text:p><text:span text:style-name="T24">Just only open email and click “here” </text:span><text:span text:style-name="T24">link in the confirmation letter to finish </text:span><text:span text:style-name="T24">this.</text:span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23">
          <table:table-cell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office:value-type="string">
            <text:p>ECMS\WCM\Fast_Content_Creator</text:p>
          </table:table-cell>
          <table:table-cell table:style-name="ce41" office:value-type="string">
            <text:p>Configuration for FCC portlet and create new document using it</text:p>
          </table:table-cell>
          <table:table-cell table:style-name="ce41" office:value-type="string">
            <text:p>Step 1: Configuration for FCC portlet and create new document using it</text:p>
          </table:table-cell>
          <table:table-cell table:style-name="ce41" office:value-type="string">
            <text:p>- Login acme by admin</text:p>
            <text:p>- Go to <text:span text:style-name="T5">Site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number-columns-repeated="247"/>
        </table:table-row>
        <table:table-row table:style-name="ro9">
          <table:table-cell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5">Groups/Form Generator</text:span></text:p>
            <text:p>- Put value in General tab</text:p>
            <text:p>- Next to <text:span text:style-name="T5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5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24">
          <table:table-cell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5">Groups/Site Explorer</text:span></text:p>
            <text:p><text:span text:style-name="T5">- </text:span><text:span text:style-name="T11">select drive </text:span><text:span text:style-name="T5">acme</text:span></text:p>
            <text:p>- Add new some web contents/documents in some categories. </text:p>
            <text:p>- Choose <text:span text:style-name="T5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5">Parameterized content list viewer</text:span> portlet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15">
          <table:table-cell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5">Site/acme/Events</text:span> page</text:p>
            <text:p><text:span text:style-name="T16">- Click on any category </text:span></text:p>
            <text:p><text:span text:style-name="T16">- Click on the title of content</text:span></text:p>
          </table:table-cell>
          <table:table-cell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16">
          <table:table-cell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5">Site/acme/News</text:span> page</text:p>
            <text:p>- Open Edit mode</text:p>
            <text:p>- Click Quick Edit icon of <text:span text:style-name="T5">Parameterized content list viewer</text:span></text:p>
            <text:p>- Change value in <text:span text:style-name="T5">Parameterized </text:span><text:span text:style-name="T5">content list viewer</text:span> configuration form and Save</text:p>
            <text:p>- Switch to View mode of <text:span text:style-name="T5">Parameterized content list viewer</text:span></text:p>
          </table:table-cell>
          <table:table-cell office:value-type="string">
            <text:p>- <text:span text:style-name="T5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number-columns-repeated="247"/>
        </table:table-row>
        <table:table-row table:style-name="ro25">
          <table:table-cell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5">Site Explorer</text:span></text:p>
            <text:p>- Click <text:span text:style-name="T5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number-columns-repeated="247"/>
        </table:table-row>
        <table:table-row table:style-name="ro26">
          <table:table-cell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Create\Document\Picture_on_head</text:p>
          </table:table-cell>
          <table:table-cell table:style-name="ce42" office:value-type="string">
            <text:p>Create/edit/delete <text:s/>Picture on head layout Webcontent document</text:p>
          </table:table-cell>
          <table:table-cell table:style-name="ce42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7">Create Picture on head layout </text:span><text:span text:style-name="T7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Picture on head</text:span><text:span text:style-name="T7"> layout </text:span><text:span text:style-name="T7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Picture on head</text:span><text:span text:style-name="T7"> layout </text:span><text:span text:style-name="T7">webcontent</text:span></text:p>
            <text:p><text:span text:style-name="T20">- Right click on document, and </text:span><text:span text:style-name="T20">choose </text:span><text:span text:style-name="T7">Delete</text:span><text:span text:style-name="T20"> </text:span></text:p>
            <text:p><text:span text:style-name="T20">- Click </text:span><text:span text:style-name="T7">OK</text:span></text:p>
          </table:table-cell>
          <table:table-cell table:style-name="ce22" office:value-type="string">
            <text:p>The Picture on head<text:span text:style-name="T16"> layout </text:span><text:span text:style-name="T16">webcontent</text:span> is created/Edited/Deleted successfully</text:p>
          </table:table-cell>
          <table:table-cell table:style-name="ce21" office:value-type="string">
            <text:p>High</text:p>
          </table:table-cell>
          <table:table-cell table:style-name="ce48" table:number-columns-repeated="4"/>
          <table:table-cell table:style-name="Default" table:number-columns-repeated="2"/>
          <table:table-cell table:number-columns-repeated="241"/>
        </table:table-row>
        <table:table-row table:style-name="ro26">
          <table:table-cell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Create\Document\Free_Layout</text:p>
          </table:table-cell>
          <table:table-cell table:style-name="ce42" office:value-type="string">
            <text:p>Create/edit/delete <text:s/>Free layout Webcontent document</text:p>
          </table:table-cell>
          <table:table-cell table:style-name="ce42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7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</text:span><text:span text:style-name="T7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</text:span><text:span text:style-name="T7">Free layout webcont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0">- Click </text:span><text:span text:style-name="T7">OK</text:span></text:p>
          </table:table-cell>
          <table:table-cell table:style-name="ce22" office:value-type="string">
            <text:p>The <text:span text:style-name="T16">Free layout webcontent</text:span> is created/Edited/Deleted successfully</text:p>
          </table:table-cell>
          <table:table-cell table:style-name="ce21" office:value-type="string">
            <text:p>High</text:p>
          </table:table-cell>
          <table:table-cell table:style-name="ce48" table:number-columns-repeated="4"/>
          <table:table-cell table:style-name="Default" table:number-columns-repeated="2"/>
          <table:table-cell table:number-columns-repeated="241"/>
        </table:table-row>
        <table:table-row table:style-name="ro19">
          <table:table-cell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Create\Document\CSS file</text:p>
          </table:table-cell>
          <table:table-cell office:value-type="string">
            <text:p>Create CSS file in sites explorer</text:p>
          </table:table-cell>
          <table:table-cell office:value-type="string">
            <text:p>Step 1: Create/edit/delete CSS file in sites explorer</text:p>
          </table:table-cell>
          <table:table-cell table:style-name="ce43" office:value-type="string">
            <text:p><text:span text:style-name="T6">- Login acme by Admin/web </text:span><text:span text:style-name="T6">contributor</text:span></text:p>
            <text:p>- Choose <text:span text:style-name="T2">Sites explorer/Sites </text:span><text:span text:style-name="T2">Management</text:span></text:p>
            <text:p>- Choose a site</text:p>
            <text:p>- CSS folder then click [<text:span text:style-name="T2">Add </text:span><text:span text:style-name="T2">Document</text:span>] in action bar</text:p>
            <text:p>- Input values for fields</text:p>
            <text:p>- Click [<text:span text:style-name="T2">Save</text:span>] button</text:p>
            <text:p><text:span text:style-name="T22">Edit </text:span><text:span text:style-name="T7">CSS file</text:span></text:p>
            <text:p><text:span text:style-name="T23">- Open the document</text:span></text:p>
            <text:p><text:span text:style-name="T23">- Click Edit document on action bar, </text:span><text:span text:style-name="T23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22">Delete </text:span><text:span text:style-name="T7">CSS file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0">- Click </text:span><text:span text:style-name="T7">OK</text:span></text:p>
          </table:table-cell>
          <table:table-cell office:value-type="string">
            <text:p>- New CSS file is created</text:p>
            <text:p>- CSS of site will be changed by new </text:p>
          </table:table-cell>
          <table:table-cell table:style-name="ce21" office:value-type="string">
            <text:p>High</text:p>
          </table:table-cell>
          <table:table-cell table:style-name="ce48" table:number-columns-repeated="4"/>
          <table:table-cell table:style-name="Default" table:number-columns-repeated="2"/>
          <table:table-cell table:number-columns-repeated="241"/>
        </table:table-row>
        <table:table-row table:style-name="ro7" table:number-rows-repeated="10">
          <table:table-cell table:style-name="ce23"/>
          <table:table-cell table:style-name="ce31"/>
          <table:table-cell table:style-name="ce23"/>
          <table:table-cell table:style-name="ce31" table:number-columns-repeated="5"/>
          <table:table-cell/>
          <table:table-cell table:style-name="ce31" table:number-columns-repeated="247"/>
        </table:table-row>
        <table:table-row table:style-name="ro7">
          <table:table-cell table:style-name="ce23"/>
          <table:table-cell table:style-name="ce31"/>
          <table:table-cell table:style-name="ce23"/>
          <table:table-cell table:style-name="ce31" table:number-columns-repeated="5"/>
          <table:table-cell/>
          <table:table-cell table:style-name="ce31" table:number-columns-repeated="247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ce55"/>
        <table:table-column table:style-name="co14" table:default-cell-style-name="ce57"/>
        <table:table-column table:style-name="co15" table:default-cell-style-name="ce56"/>
        <table:table-column table:style-name="co16" table:default-cell-style-name="ce61"/>
        <table:table-column table:style-name="co17" table:default-cell-style-name="ce67"/>
        <table:table-row table:style-name="ro7">
          <table:table-cell table:style-name="ce50" office:value-type="string" table:number-columns-spanned="5" table:number-rows-spanned="2">
            <text:p><text:s/>Functionality List</text:p>
            <text:p><text:span text:style-name="T26">Product version: </text:span></text:p>
          </table:table-cell>
          <table:covered-table-cell table:number-columns-repeated="4" table:style-name="ce54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7">
          <table:covered-table-cell table:style-name="ce51"/>
          <table:covered-table-cell table:number-columns-repeated="4" table:style-name="ce54"/>
          <table:covered-table-cell table:style-name="ce6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6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58" office:value-type="string">
            <text:p>Create new Single Content Viewer page</text:p>
          </table:table-cell>
          <table:table-cell table:formula="oooc:=SUMPRODUCT(([SniffTest.B$5:SniffTest.B$882]=[.$A4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58" office:value-type="string">
            <text:p>Create new Content List viewer page with mode “By Folder”</text:p>
          </table:table-cell>
          <table:table-cell table:formula="oooc:=SUMPRODUCT(([SniffTest.B$5:SniffTest.B$882]=[.$A5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58" office:value-type="string">
            <text:p>Create new Content List Viewer page with mode “By Contents”</text:p>
          </table:table-cell>
          <table:table-cell table:formula="oooc:=SUMPRODUCT(([SniffTest.B$5:SniffTest.B$882]=[.$A6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58" office:value-type="string">
            <text:p>Edit Single Content Viewer (Banner, Footer...) in Overview page</text:p>
          </table:table-cell>
          <table:table-cell table:formula="oooc:=SUMPRODUCT(([SniffTest.B$5:SniffTest.B$882]=[.$A7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58" office:value-type="string">
            <text:p>Edit Content List Viewer (Documents, Last news …)</text:p>
          </table:table-cell>
          <table:table-cell table:formula="oooc:=SUMPRODUCT(([SniffTest.B$5:SniffTest.B$882]=[.$A8])*([SniffTest.A$5:SniffTest.A$88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56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58" office:value-type="string">
            <text:p>Search content of document/page </text:p>
          </table:table-cell>
          <table:table-cell table:formula="oooc:=SUMPRODUCT(([SniffTest.B$5:SniffTest.B$882]=[.$A9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56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60" office:value-type="string">
            <text:p>Show draft content from page</text:p>
          </table:table-cell>
          <table:table-cell table:formula="oooc:=SUMPRODUCT(([SniffTest.B$5:SniffTest.B$882]=[.$A10])*([SniffTest.A$5:SniffTest.A$88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56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60" office:value-type="string">
            <text:p>Show public content from page</text:p>
          </table:table-cell>
          <table:table-cell table:formula="oooc:=SUMPRODUCT(([SniffTest.B$5:SniffTest.B$882]=[.$A11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56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58" office:value-type="string">
            <text:p>Add/Edit/Delete page from Page Management</text:p>
          </table:table-cell>
          <table:table-cell table:formula="oooc:=SUMPRODUCT(([SniffTest.B$5:SniffTest.B$882]=[.$A12])*([SniffTest.A$5:SniffTest.A$88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56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58" office:value-type="string">
            <text:p>Create/edit/delete a portal (site)</text:p>
          </table:table-cell>
          <table:table-cell table:formula="oooc:=SUMPRODUCT(([SniffTest.B$5:SniffTest.B$882]=[.$A13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56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58" office:value-type="string">
            <text:p>Create/edit/delete a category</text:p>
          </table:table-cell>
          <table:table-cell table:formula="oooc:=SUMPRODUCT(([SniffTest.B$5:SniffTest.B$882]=[.$A14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56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58" office:value-type="string">
            <text:p>Create/Edit/Delete a subscription</text:p>
          </table:table-cell>
          <table:table-cell table:formula="oooc:=SUMPRODUCT(([SniffTest.B$5:SniffTest.B$882]=[.$A15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56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58" office:value-type="string">
            <text:p>Create/Edit/Delete/Convert a letter</text:p>
          </table:table-cell>
          <table:table-cell table:formula="oooc:=SUMPRODUCT(([SniffTest.B$5:SniffTest.B$882]=[.$A16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number-columns-repeated="2" table:style-name="ce58" office:value-type="string">
            <text:p>Subscribe newsletter</text:p>
          </table:table-cell>
          <table:table-cell table:formula="oooc:=SUMPRODUCT(([SniffTest.B$5:SniffTest.B$882]=[.$A17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60" office:value-type="string">
            <text:p>Configuration for FCC portlet and create new document using it</text:p>
          </table:table-cell>
          <table:table-cell table:formula="oooc:=SUMPRODUCT(([SniffTest.B$5:SniffTest.B$882]=[.$A18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58" office:value-type="string">
            <text:p>Create new node type and dialog form for it</text:p>
          </table:table-cell>
          <table:table-cell table:formula="oooc:=SUMPRODUCT(([SniffTest.B$5:SniffTest.B$882]=[.$A19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58" office:value-type="string">
            <text:p>Show categories and documents </text:p>
          </table:table-cell>
          <table:table-cell table:formula="oooc:=SUMPRODUCT(([SniffTest.B$5:SniffTest.B$882]=[.$A20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58" office:value-type="string">
            <text:p>Show content of category </text:p>
          </table:table-cell>
          <table:table-cell table:formula="oooc:=SUMPRODUCT(([SniffTest.B$5:SniffTest.B$882]=[.$A21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58" office:value-type="string">
            <text:p>Add new Events page</text:p>
          </table:table-cell>
          <table:table-cell table:formula="oooc:=SUMPRODUCT(([SniffTest.B$5:SniffTest.B$882]=[.$A22])*([SniffTest.A$5:SniffTest.A$882]&lt;&gt;&quot;&quot;))" office:value-type="float" office:value="1">
            <text:p>1</text:p>
          </table:table-cell>
        </table:table-row>
        <table:table-row table:style-name="ro28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58" office:value-type="string">
            <text:p>Configuration for Parameterized content list viewer portlet and view content of document/web content</text:p>
          </table:table-cell>
          <table:table-cell table:formula="oooc:=SUMPRODUCT(([SniffTest.B$5:SniffTest.B$882]=[.$A23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58" office:value-type="string">
            <text:p>Insert documents/medias in a web content by FCK Content Selector</text:p>
          </table:table-cell>
          <table:table-cell table:formula="oooc:=SUMPRODUCT(([SniffTest.B$5:SniffTest.B$882]=[.$A24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58" office:value-type="string">
            <text:p>Create 1 content folder</text:p>
          </table:table-cell>
          <table:table-cell table:formula="oooc:=SUMPRODUCT(([SniffTest.B$5:SniffTest.B$882]=[.$A25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58" office:value-type="string">
            <text:p>Create 1 document folder</text:p>
          </table:table-cell>
          <table:table-cell table:formula="oooc:=SUMPRODUCT(([SniffTest.B$5:SniffTest.B$882]=[.$A26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58" office:value-type="string">
            <text:p>Create Article document</text:p>
          </table:table-cell>
          <table:table-cell table:formula="oooc:=SUMPRODUCT(([SniffTest.B$5:SniffTest.B$882]=[.$A27])*([SniffTest.A$5:SniffTest.A$882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ooc:=SUMPRODUCT(([SniffTest.B$5:SniffTest.B$882]=[.$A28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ooc:=SUMPRODUCT(([SniffTest.B$5:SniffTest.B$882]=[.$A29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ooc:=SUMPRODUCT(([SniffTest.B$5:SniffTest.B$882]=[.$A30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ooc:=SUMPRODUCT(([SniffTest.B$5:SniffTest.B$882]=[.$A31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ooc:=SUMPRODUCT(([SniffTest.B$5:SniffTest.B$882]=[.$A32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ooc:=SUMPRODUCT(([SniffTest.B$5:SniffTest.B$882]=[.$A33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ooc:=SUMPRODUCT(([SniffTest.B$5:SniffTest.B$882]=[.$A34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ooc:=SUMPRODUCT(([SniffTest.B$5:SniffTest.B$882]=[.$A35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ooc:=SUMPRODUCT(([SniffTest.B$5:SniffTest.B$882]=[.$A36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ooc:=SUMPRODUCT(([SniffTest.B$5:SniffTest.B$882]=[.$A37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ooc:=SUMPRODUCT(([SniffTest.B$5:SniffTest.B$882]=[.$A38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ooc:=SUMPRODUCT(([SniffTest.B$5:SniffTest.B$882]=[.$A39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ooc:=SUMPRODUCT(([SniffTest.B$5:SniffTest.B$882]=[.$A40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ooc:=SUMPRODUCT(([SniffTest.B$5:SniffTest.B$882]=[.$A41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ooc:=SUMPRODUCT(([SniffTest.B$5:SniffTest.B$882]=[.$A42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ooc:=SUMPRODUCT(([SniffTest.B$5:SniffTest.B$882]=[.$A43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ooc:=SUMPRODUCT(([SniffTest.B$5:SniffTest.B$882]=[.$A44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ooc:=SUMPRODUCT(([SniffTest.B$5:SniffTest.B$882]=[.$A45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62" office:value-type="string">
            <text:p>Manage Private tag (Add/Edit/Delete)</text:p>
          </table:table-cell>
          <table:table-cell table:formula="oooc:=SUMPRODUCT(([SniffTest.B$5:SniffTest.B$882]=[.$A46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62" office:value-type="string">
            <text:p>Manage Public tag (Add/Edit/Delete) </text:p>
          </table:table-cell>
          <table:table-cell table:formula="oooc:=SUMPRODUCT(([SniffTest.B$5:SniffTest.B$882]=[.$A47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62" office:value-type="string">
            <text:p>Add language for document/uploaded file</text:p>
          </table:table-cell>
          <table:table-cell table:formula="oooc:=SUMPRODUCT(([SniffTest.B$5:SniffTest.B$882]=[.$A48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62" office:value-type="string">
            <text:p>Vote for document/uploaded file</text:p>
          </table:table-cell>
          <table:table-cell table:formula="oooc:=SUMPRODUCT(([SniffTest.B$5:SniffTest.B$882]=[.$A49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62" office:value-type="string">
            <text:p>Manage Comment (Add/Edit/Delete)</text:p>
          </table:table-cell>
          <table:table-cell table:formula="oooc:=SUMPRODUCT(([SniffTest.B$5:SniffTest.B$882]=[.$A50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ooc:=SUMPRODUCT(([SniffTest.B$5:SniffTest.B$882]=[.$A51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ooc:=SUMPRODUCT(([SniffTest.B$5:SniffTest.B$882]=[.$A52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ooc:=SUMPRODUCT(([SniffTest.B$5:SniffTest.B$882]=[.$A53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ooc:=SUMPRODUCT(([SniffTest.B$5:SniffTest.B$882]=[.$A54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ooc:=SUMPRODUCT(([SniffTest.B$5:SniffTest.B$882]=[.$A55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3" office:value-type="string">
            <text:p>View References</text:p>
          </table:table-cell>
          <table:table-cell table:formula="oooc:=SUMPRODUCT(([SniffTest.B$5:SniffTest.B$882]=[.$A56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3" office:value-type="string">
            <text:p>View Node Types</text:p>
          </table:table-cell>
          <table:table-cell table:formula="oooc:=SUMPRODUCT(([SniffTest.B$5:SniffTest.B$882]=[.$A57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4" office:value-type="string">
            <text:p>Manage Permission(Add/Edit/Delete)</text:p>
          </table:table-cell>
          <table:table-cell table:formula="oooc:=SUMPRODUCT(([SniffTest.B$5:SniffTest.B$882]=[.$A58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3" office:value-type="string">
            <text:p>View metadata</text:p>
          </table:table-cell>
          <table:table-cell table:formula="oooc:=SUMPRODUCT(([SniffTest.B$5:SniffTest.B$882]=[.$A59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3" office:value-type="string">
            <text:p>Manage Auditing (Active/View) </text:p>
          </table:table-cell>
          <table:table-cell table:formula="oooc:=SUMPRODUCT(([SniffTest.B$5:SniffTest.B$882]=[.$A60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3" office:value-type="string">
            <text:p>Show/Hide like JCR structure</text:p>
          </table:table-cell>
          <table:table-cell table:formula="oooc:=SUMPRODUCT(([SniffTest.B$5:SniffTest.B$882]=[.$A61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65" office:value-type="string">
            <text:p>Simple Search</text:p>
          </table:table-cell>
          <table:table-cell table:formula="oooc:=SUMPRODUCT(([SniffTest.B$5:SniffTest.B$882]=[.$A62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65" office:value-type="string">
            <text:p>Advanced search</text:p>
          </table:table-cell>
          <table:table-cell table:formula="oooc:=SUMPRODUCT(([SniffTest.B$5:SniffTest.B$882]=[.$A63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65" office:value-type="string">
            <text:p>Manage query in Advanced search</text:p>
          </table:table-cell>
          <table:table-cell table:formula="oooc:=SUMPRODUCT(([SniffTest.B$5:SniffTest.B$882]=[.$A64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65" office:value-type="string">
            <text:p>Select view mode</text:p>
          </table:table-cell>
          <table:table-cell table:formula="oooc:=SUMPRODUCT(([SniffTest.B$5:SniffTest.B$882]=[.$A65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65" office:value-type="string">
            <text:p>Set up browsing Preferences</text:p>
          </table:table-cell>
          <table:table-cell table:formula="oooc:=SUMPRODUCT(([SniffTest.B$5:SniffTest.B$882]=[.$A66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65" office:value-type="string">
            <text:p>Set up Preferences for quick filter</text:p>
          </table:table-cell>
          <table:table-cell table:formula="oooc:=SUMPRODUCT(([SniffTest.B$5:SniffTest.B$882]=[.$A67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65" office:value-type="string">
            <text:p>Quick Filter by Items/Type</text:p>
          </table:table-cell>
          <table:table-cell table:formula="oooc:=SUMPRODUCT(([SniffTest.B$5:SniffTest.B$882]=[.$A68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65" office:value-type="string">
            <text:p>Manage Clipboard (Paste/Delete)</text:p>
          </table:table-cell>
          <table:table-cell table:formula="oooc:=SUMPRODUCT(([SniffTest.B$5:SniffTest.B$882]=[.$A69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59" office:value-type="string">
            <text:p>Manage Tags (Add/Edit/Delete)</text:p>
          </table:table-cell>
          <table:table-cell table:formula="oooc:=SUMPRODUCT(([SniffTest.B$5:SniffTest.B$882]=[.$A70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59" office:value-type="string">
            <text:p>Manage Taxonomy Tree (Add/Edit/Delete)</text:p>
          </table:table-cell>
          <table:table-cell table:formula="oooc:=SUMPRODUCT(([SniffTest.B$5:SniffTest.B$882]=[.$A71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59" office:value-type="string">
            <text:p>Manage Template(Add/Edit/Delete)</text:p>
          </table:table-cell>
          <table:table-cell table:formula="oooc:=SUMPRODUCT(([SniffTest.B$5:SniffTest.B$882]=[.$A72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59" office:value-type="string">
            <text:p>Manage Metadata(View/Edit/Delete)</text:p>
          </table:table-cell>
          <table:table-cell table:formula="oooc:=SUMPRODUCT(([SniffTest.B$5:SniffTest.B$882]=[.$A73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59" office:value-type="string">
            <text:p>Manage Views(Add/View/Edit/Delete)</text:p>
          </table:table-cell>
          <table:table-cell table:formula="oooc:=SUMPRODUCT(([SniffTest.B$5:SniffTest.B$882]=[.$A74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59" office:value-type="string">
            <text:p>Manage Drive(Add/Edit/Delete)</text:p>
          </table:table-cell>
          <table:table-cell table:formula="oooc:=SUMPRODUCT(([SniffTest.B$5:SniffTest.B$882]=[.$A75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59" office:value-type="string">
            <text:p>Namespace registry</text:p>
          </table:table-cell>
          <table:table-cell table:style-name="ce59" office:value-type="string">
            <text:p>Namespace registry</text:p>
          </table:table-cell>
          <table:table-cell table:formula="oooc:=SUMPRODUCT(([SniffTest.B$5:SniffTest.B$882]=[.$A76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59" office:value-type="string">
            <text:p>Manage Node types(Add/View)</text:p>
          </table:table-cell>
          <table:table-cell table:formula="oooc:=SUMPRODUCT(([SniffTest.B$5:SniffTest.B$882]=[.$A77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59" office:value-type="string">
            <text:p>Manage Query(Add/Edit/Delete)</text:p>
          </table:table-cell>
          <table:table-cell table:formula="oooc:=SUMPRODUCT(([SniffTest.B$5:SniffTest.B$882]=[.$A78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59" office:value-type="string">
            <text:p>Manage Script(Add/Edit/Delete)</text:p>
          </table:table-cell>
          <table:table-cell table:formula="oooc:=SUMPRODUCT(([SniffTest.B$5:SniffTest.B$882]=[.$A79])*([SniffTest.A$5:SniffTest.A$882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59" office:value-type="string">
            <text:p>Manage Action</text:p>
          </table:table-cell>
          <table:table-cell table:formula="oooc:=SUMPRODUCT(([SniffTest.B$5:SniffTest.B$882]=[.$A80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59" office:value-type="string">
            <text:p>Manage Lock/Unlock</text:p>
          </table:table-cell>
          <table:table-cell table:formula="oooc:=SUMPRODUCT(([SniffTest.B$5:SniffTest.B$882]=[.$A81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5" office:value-type="string">
            <text:p>Approve a content</text:p>
          </table:table-cell>
          <table:table-cell table:formula="oooc:=SUMPRODUCT(([SniffTest.B$5:SniffTest.B$882]=[.$A82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5" office:value-type="string">
            <text:p>Disapprove a content</text:p>
          </table:table-cell>
          <table:table-cell table:formula="oooc:=SUMPRODUCT(([SniffTest.B$5:SniffTest.B$882]=[.$A83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5" office:value-type="string">
            <text:p>Delegate a content</text:p>
          </table:table-cell>
          <table:table-cell table:formula="oooc:=SUMPRODUCT(([SniffTest.B$5:SniffTest.B$882]=[.$A84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5" office:value-type="string">
            <text:p>Refuse a content</text:p>
          </table:table-cell>
          <table:table-cell table:formula="oooc:=SUMPRODUCT(([SniffTest.B$5:SniffTest.B$882]=[.$A85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59" office:value-type="string">
            <text:p>Grand a pay raise</text:p>
          </table:table-cell>
          <table:table-cell table:formula="oooc:=SUMPRODUCT(([SniffTest.B$5:SniffTest.B$882]=[.$A86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59" office:value-type="string">
            <text:p>Refuse a pay raise</text:p>
          </table:table-cell>
          <table:table-cell table:formula="oooc:=SUMPRODUCT(([SniffTest.B$5:SniffTest.B$882]=[.$A87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59" office:value-type="string">
            <text:p>Approve holiday process</text:p>
          </table:table-cell>
          <table:table-cell table:formula="oooc:=SUMPRODUCT(([SniffTest.B$5:SniffTest.B$882]=[.$A88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59" office:value-type="string">
            <text:p>Disapprove holiday process</text:p>
          </table:table-cell>
          <table:table-cell table:formula="oooc:=SUMPRODUCT(([SniffTest.B$5:SniffTest.B$882]=[.$A89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59" office:value-type="string">
            <text:p>Refuse a holiday process</text:p>
          </table:table-cell>
          <table:table-cell table:formula="oooc:=SUMPRODUCT(([SniffTest.B$5:SniffTest.B$882]=[.$A90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59" office:value-type="string">
            <text:p>View detail of process</text:p>
          </table:table-cell>
          <table:table-cell table:formula="oooc:=SUMPRODUCT(([SniffTest.B$5:SniffTest.B$882]=[.$A91])*([SniffTest.A$5:SniffTest.A$882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59" office:value-type="string">
            <text:p>Upload new process</text:p>
          </table:table-cell>
          <table:table-cell table:formula="oooc:=SUMPRODUCT(([SniffTest.B$5:SniffTest.B$882]=[.$A92])*([SniffTest.A$5:SniffTest.A$882]&lt;&gt;&quot;&quot;))" office:value-type="float" office:value="0">
            <text:p>0</text:p>
          </table:table-cell>
        </table:table-row>
        <table:table-row table:style-name="ro4">
          <table:table-cell table:style-name="ce53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58"/>
          <table:table-cell table:formula="oooc:=SUM([.F4:.F92])"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7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hly </meta:initial-creator>
    <meta:creation-date>2010-08-10T15:50:28</meta:creation-date>
    <dc:date>2011-05-09T17:00:56</dc:date>
    <meta:editing-cycles>44</meta:editing-cycles>
    <meta:editing-duration>PT15H38M48S</meta:editing-duration>
    <meta:user-defined meta:name="Info 1"/>
    <meta:user-defined meta:name="Info 2"/>
    <meta:user-defined meta:name="Info 3"/>
    <meta:user-defined meta:name="Info 4"/>
    <meta:document-statistic meta:table-count="3" meta:cell-count="1074"/>
  </office:meta>
</office:document-meta>
</file>